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79cm"/>
    </style:style>
    <style:style style:name="co7" style:family="table-column">
      <style:table-column-properties fo:break-before="auto" style:column-width="3.588cm"/>
    </style:style>
    <style:style style:name="co8" style:family="table-column">
      <style:table-column-properties fo:break-before="auto" style:column-width="1.291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3.741cm"/>
    </style:style>
    <style:style style:name="co11" style:family="table-column">
      <style:table-column-properties fo:break-before="auto" style:column-width="3.15cm"/>
    </style:style>
    <style:style style:name="co12" style:family="table-column">
      <style:table-column-properties fo:break-before="auto" style:column-width="2.473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ce3" style:family="table-cell" style:parent-style-name="Default">
      <style:table-cell-properties fo:background-color="#eeeeee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ru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zh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до свидания</text:p>
          </table:table-cell>
          <table:table-cell office:value-type="string">
            <text:p>goodbye</text:p>
          </table:table-cell>
          <table:table-cell office:value-type="string">
            <text:p>auf wiedersehen</text:p>
          </table:table-cell>
          <table:table-cell office:value-type="string">
            <text:p>au revoir</text:p>
          </table:table-cell>
          <table:table-cell office:value-type="string">
            <text:p>arrivederci</text:p>
          </table:table-cell>
          <table:table-cell office:value-type="string">
            <text:p>hasta la vista</text:p>
          </table:table-cell>
          <table:table-cell office:value-type="string">
            <text:p>再会</text:p>
          </table:table-cell>
          <table:table-cell table:number-columns-repeated="1017"/>
        </table:table-row>
        <table:table-row table:style-name="ro1">
          <table:table-cell office:value-type="string">
            <text:p>доброе утро</text:p>
          </table:table-cell>
          <table:table-cell office:value-type="string">
            <text:p>good morning</text:p>
          </table:table-cell>
          <table:table-cell table:number-columns-repeated="2"/>
          <table:table-cell office:value-type="string">
            <text:p>buongiorno</text:p>
          </table:table-cell>
          <table:table-cell office:value-type="string">
            <text:p>buenos días</text:p>
          </table:table-cell>
          <table:table-cell office:value-type="string">
            <text:p>早上好</text:p>
          </table:table-cell>
          <table:table-cell table:number-columns-repeated="1017"/>
        </table:table-row>
        <table:table-row table:style-name="ro1">
          <table:table-cell office:value-type="string">
            <text:p>добрый вечер</text:p>
          </table:table-cell>
          <table:table-cell office:value-type="string">
            <text:p>good evening</text:p>
          </table:table-cell>
          <table:table-cell office:value-type="string">
            <text:p>guten Abend</text:p>
          </table:table-cell>
          <table:table-cell/>
          <table:table-cell office:value-type="string">
            <text:p>buona sera</text:p>
          </table:table-cell>
          <table:table-cell office:value-type="string">
            <text:p>buenas noches</text:p>
          </table:table-cell>
          <table:table-cell office:value-type="string">
            <text:p>晚上好</text:p>
          </table:table-cell>
          <table:table-cell table:number-columns-repeated="1017"/>
        </table:table-row>
        <table:table-row table:style-name="ro1">
          <table:table-cell office:value-type="string">
            <text:p>добрый день</text:p>
          </table:table-cell>
          <table:table-cell office:value-type="string">
            <text:p>good afternoon</text:p>
          </table:table-cell>
          <table:table-cell office:value-type="string">
            <text:p>guten Tag</text:p>
          </table:table-cell>
          <table:table-cell/>
          <table:table-cell office:value-type="string">
            <text:p>buon giorno</text:p>
          </table:table-cell>
          <table:table-cell office:value-type="string">
            <text:p>buenas tardes</text:p>
          </table:table-cell>
          <table:table-cell office:value-type="string">
            <text:p>午安</text:p>
          </table:table-cell>
          <table:table-cell table:number-columns-repeated="1017"/>
        </table:table-row>
        <table:table-row table:style-name="ro1">
          <table:table-cell office:value-type="string">
            <text:p>дорого</text:p>
          </table:table-cell>
          <table:table-cell office:value-type="string">
            <text:p>expensive</text:p>
          </table:table-cell>
          <table:table-cell office:value-type="string">
            <text:p>teuer</text:p>
          </table:table-cell>
          <table:table-cell office:value-type="string">
            <text:p>coûteux</text:p>
          </table:table-cell>
          <table:table-cell office:value-type="string">
            <text:p>costoso</text:p>
          </table:table-cell>
          <table:table-cell office:value-type="string">
            <text:p>costoso</text:p>
          </table:table-cell>
          <table:table-cell office:value-type="string">
            <text:p>昂贵</text:p>
          </table:table-cell>
          <table:table-cell table:number-columns-repeated="1017"/>
        </table:table-row>
        <table:table-row table:style-name="ro1">
          <table:table-cell office:value-type="string">
            <text:p>здравствуйте</text:p>
          </table:table-cell>
          <table:table-cell office:value-type="string">
            <text:p>hello</text:p>
          </table:table-cell>
          <table:table-cell/>
          <table:table-cell office:value-type="string">
            <text:p>bonjour</text:p>
          </table:table-cell>
          <table:table-cell office:value-type="string">
            <text:p>salve</text:p>
          </table:table-cell>
          <table:table-cell office:value-type="string">
            <text:p>salve</text:p>
          </table:table-cell>
          <table:table-cell office:value-type="string">
            <text:p>您好</text:p>
          </table:table-cell>
          <table:table-cell table:number-columns-repeated="1017"/>
        </table:table-row>
        <table:table-row table:style-name="ro1">
          <table:table-cell office:value-type="string">
            <text:p>извините</text:p>
          </table:table-cell>
          <table:table-cell office:value-type="string">
            <text:p>excuse me</text:p>
          </table:table-cell>
          <table:table-cell office:value-type="string">
            <text:p>entschuldigen</text:p>
          </table:table-cell>
          <table:table-cell office:value-type="string">
            <text:p>excusez-moi</text:p>
          </table:table-cell>
          <table:table-cell office:value-type="string">
            <text:p>scusami</text:p>
          </table:table-cell>
          <table:table-cell office:value-type="string">
            <text:p>con permiso</text:p>
          </table:table-cell>
          <table:table-cell office:value-type="string">
            <text:p>不好意思</text:p>
          </table:table-cell>
          <table:table-cell table:number-columns-repeated="1017"/>
        </table:table-row>
        <table:table-row table:style-name="ro1">
          <table:table-cell office:value-type="string">
            <text:p>пожалуйста</text:p>
          </table:table-cell>
          <table:table-cell office:value-type="string">
            <text:p>please</text:p>
          </table:table-cell>
          <table:table-cell office:value-type="string">
            <text:p>bitte</text:p>
          </table:table-cell>
          <table:table-cell office:value-type="string">
            <text:p>s'il vous plaît</text:p>
          </table:table-cell>
          <table:table-cell office:value-type="string">
            <text:p>prego</text:p>
          </table:table-cell>
          <table:table-cell office:value-type="string">
            <text:p>por favor</text:p>
          </table:table-cell>
          <table:table-cell office:value-type="string">
            <text:p>请</text:p>
          </table:table-cell>
          <table:table-cell table:number-columns-repeated="1017"/>
        </table:table-row>
        <table:table-row table:style-name="ro1">
          <table:table-cell office:value-type="string">
            <text:p>простите</text:p>
          </table:table-cell>
          <table:table-cell office:value-type="string">
            <text:p>i'm sorry</text:p>
          </table:table-cell>
          <table:table-cell office:value-type="string">
            <text:p>entschuldigung</text:p>
          </table:table-cell>
          <table:table-cell office:value-type="string">
            <text:p>pardonnez-moi</text:p>
          </table:table-cell>
          <table:table-cell office:value-type="string">
            <text:p>mi dispiace</text:p>
          </table:table-cell>
          <table:table-cell office:value-type="string">
            <text:p>perdón</text:p>
          </table:table-cell>
          <table:table-cell office:value-type="string">
            <text:p>对不起</text:p>
          </table:table-cell>
          <table:table-cell table:number-columns-repeated="1017"/>
        </table:table-row>
        <table:table-row table:style-name="ro1">
          <table:table-cell office:value-type="string">
            <text:p>размер</text:p>
          </table:table-cell>
          <table:table-cell office:value-type="string">
            <text:p>size</text:p>
          </table:table-cell>
          <table:table-cell office:value-type="string">
            <text:p>Größe</text:p>
          </table:table-cell>
          <table:table-cell office:value-type="string">
            <text:p>taille</text:p>
          </table:table-cell>
          <table:table-cell office:value-type="string">
            <text:p>dimensione</text:p>
          </table:table-cell>
          <table:table-cell office:value-type="string">
            <text:p>tamaño </text:p>
          </table:table-cell>
          <table:table-cell office:value-type="string">
            <text:p>大小</text:p>
          </table:table-cell>
          <table:table-cell table:number-columns-repeated="1017"/>
        </table:table-row>
        <table:table-row table:style-name="ro1">
          <table:table-cell office:value-type="string">
            <text:p>сколько это стоит</text:p>
          </table:table-cell>
          <table:table-cell office:value-type="string">
            <text:p>how much does it cost</text:p>
          </table:table-cell>
          <table:table-cell office:value-type="string">
            <text:p>wie viel kostet es</text:p>
          </table:table-cell>
          <table:table-cell office:value-type="string">
            <text:p>combien ça coûte</text:p>
          </table:table-cell>
          <table:table-cell office:value-type="string">
            <text:p>quanto costa</text:p>
          </table:table-cell>
          <table:table-cell office:value-type="string">
            <text:p>cuánto cuesta</text:p>
          </table:table-cell>
          <table:table-cell office:value-type="string">
            <text:p>要多少钱</text:p>
          </table:table-cell>
          <table:table-cell table:number-columns-repeated="1017"/>
        </table:table-row>
        <table:table-row table:style-name="ro1">
          <table:table-cell office:value-type="string">
            <text:p>слишком большой</text:p>
          </table:table-cell>
          <table:table-cell office:value-type="string">
            <text:p>too large</text:p>
          </table:table-cell>
          <table:table-cell office:value-type="string">
            <text:p>zu groß</text:p>
          </table:table-cell>
          <table:table-cell office:value-type="string">
            <text:p>trop grande</text:p>
          </table:table-cell>
          <table:table-cell office:value-type="string">
            <text:p>troppo grande</text:p>
          </table:table-cell>
          <table:table-cell office:value-type="string">
            <text:p>demasiado grande</text:p>
          </table:table-cell>
          <table:table-cell office:value-type="string">
            <text:p>太大了</text:p>
          </table:table-cell>
          <table:table-cell table:number-columns-repeated="1017"/>
        </table:table-row>
        <table:table-row table:style-name="ro1">
          <table:table-cell office:value-type="string">
            <text:p>слишком маленький</text:p>
          </table:table-cell>
          <table:table-cell office:value-type="string">
            <text:p>too small</text:p>
          </table:table-cell>
          <table:table-cell office:value-type="string">
            <text:p>zu kleine</text:p>
          </table:table-cell>
          <table:table-cell office:value-type="string">
            <text:p>trop petite</text:p>
          </table:table-cell>
          <table:table-cell office:value-type="string">
            <text:p>troppo piccole</text:p>
          </table:table-cell>
          <table:table-cell office:value-type="string">
            <text:p>demasiado pequeño</text:p>
          </table:table-cell>
          <table:table-cell office:value-type="string">
            <text:p>太小了</text:p>
          </table:table-cell>
          <table:table-cell table:number-columns-repeated="1017"/>
        </table:table-row>
        <table:table-row table:style-name="ro1">
          <table:table-cell office:value-type="string">
            <text:p>спасибо</text:p>
          </table:table-cell>
          <table:table-cell office:value-type="string">
            <text:p>thank you</text:p>
          </table:table-cell>
          <table:table-cell office:value-type="string">
            <text:p>danke</text:p>
          </table:table-cell>
          <table:table-cell office:value-type="string">
            <text:p>merci</text:p>
          </table:table-cell>
          <table:table-cell office:value-type="string">
            <text:p>ringraziamento</text:p>
          </table:table-cell>
          <table:table-cell office:value-type="string">
            <text:p>gracias</text:p>
          </table:table-cell>
          <table:table-cell office:value-type="string">
            <text:p>谢谢</text:p>
          </table:table-cell>
          <table:table-cell table:number-columns-repeated="1017"/>
        </table:table-row>
        <table:table-row table:style-name="ro1">
          <table:table-cell office:value-type="string">
            <text:p>я не понимаю</text:p>
          </table:table-cell>
          <table:table-cell office:value-type="string">
            <text:p>I do not understand</text:p>
          </table:table-cell>
          <table:table-cell office:value-type="string">
            <text:p>Ich verstehe nicht</text:p>
          </table:table-cell>
          <table:table-cell office:value-type="string">
            <text:p>je ne comprends pas</text:p>
          </table:table-cell>
          <table:table-cell office:value-type="string">
            <text:p>non capisco</text:p>
          </table:table-cell>
          <table:table-cell office:value-type="string">
            <text:p>no entiendo</text:p>
          </table:table-cell>
          <table:table-cell office:value-type="string">
            <text:p>我不明白</text:p>
          </table:table-cell>
          <table:table-cell table:number-columns-repeated="1017"/>
        </table:table-row>
      </table:table>
      <table:table table:name="ru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9" table:default-cell-style-name="Default"/>
        <table:table-row table:style-name="ro2">
          <table:table-cell table:style-name="ce1" office:value-type="string">
            <text:p>translation</text:p>
          </table:table-cell>
          <table:table-cell table:style-name="ce1" office:value-type="string">
            <text:p>native</text:p>
          </table:table-cell>
          <table:table-cell table:style-name="ce1" office:value-type="string">
            <text:p>lang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transcription</text:p>
          </table:table-cell>
          <table:table-cell table:style-name="ce1"/>
          <table:table-cell table:style-name="ce3"/>
          <table:table-cell table:style-name="ce1" table:number-columns-repeated="1017"/>
        </table:table-row>
        <table:table-row table:style-name="ro1">
          <table:table-cell office:value-type="string">
            <text:p>до свидания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goodbye</text:p>
          </table:table-cell>
          <table:table-cell office:value-type="string">
            <text:p>gʊdˈbaɪ</text:p>
          </table:table-cell>
          <table:table-cell table:number-columns-repeated="1019"/>
        </table:table-row>
        <table:table-row table:style-name="ro1">
          <table:table-cell office:value-type="string">
            <text:p>доброе утро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good morning</text:p>
          </table:table-cell>
          <table:table-cell office:value-type="string">
            <text:p>ɡʊd ˈmɔːnɪŋ</text:p>
          </table:table-cell>
          <table:table-cell table:number-columns-repeated="1019"/>
        </table:table-row>
        <table:table-row table:style-name="ro1">
          <table:table-cell office:value-type="string">
            <text:p>добрый вечер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good evening</text:p>
          </table:table-cell>
          <table:table-cell office:value-type="string">
            <text:p>gʊd ˈiːvnɪŋ</text:p>
          </table:table-cell>
          <table:table-cell table:number-columns-repeated="1019"/>
        </table:table-row>
        <table:table-row table:style-name="ro1">
          <table:table-cell office:value-type="string">
            <text:p>добрый день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good afternoon</text:p>
          </table:table-cell>
          <table:table-cell office:value-type="string">
            <text:p>gʊd ɑːftəˈnuːn</text:p>
          </table:table-cell>
          <table:table-cell table:number-columns-repeated="1019"/>
        </table:table-row>
        <table:table-row table:style-name="ro1">
          <table:table-cell office:value-type="string">
            <text:p>дорого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expensive</text:p>
          </table:table-cell>
          <table:table-cell office:value-type="string">
            <text:p>ɪksˈpensɪv</text:p>
          </table:table-cell>
          <table:table-cell table:number-columns-repeated="1019"/>
        </table:table-row>
        <table:table-row table:style-name="ro1">
          <table:table-cell office:value-type="string">
            <text:p>здравствуйте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hello</text:p>
          </table:table-cell>
          <table:table-cell office:value-type="string">
            <text:p>həˈləʊ</text:p>
          </table:table-cell>
          <table:table-cell table:number-columns-repeated="1019"/>
        </table:table-row>
        <table:table-row table:style-name="ro1">
          <table:table-cell office:value-type="string">
            <text:p>извините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excuse me</text:p>
          </table:table-cell>
          <table:table-cell office:value-type="string">
            <text:p>ɪksˈkjuːs miː</text:p>
          </table:table-cell>
          <table:table-cell table:number-columns-repeated="1019"/>
        </table:table-row>
        <table:table-row table:style-name="ro1">
          <table:table-cell office:value-type="string">
            <text:p>пожалуйста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please</text:p>
          </table:table-cell>
          <table:table-cell office:value-type="string">
            <text:p>pliːz</text:p>
          </table:table-cell>
          <table:table-cell table:number-columns-repeated="1019"/>
        </table:table-row>
        <table:table-row table:style-name="ro1">
          <table:table-cell office:value-type="string">
            <text:p>простите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I'm sorry</text:p>
          </table:table-cell>
          <table:table-cell table:number-columns-repeated="1020"/>
        </table:table-row>
        <table:table-row table:style-name="ro1">
          <table:table-cell office:value-type="string">
            <text:p>размер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size</text:p>
          </table:table-cell>
          <table:table-cell office:value-type="string">
            <text:p>saɪz</text:p>
          </table:table-cell>
          <table:table-cell table:number-columns-repeated="1019"/>
        </table:table-row>
        <table:table-row table:style-name="ro1">
          <table:table-cell office:value-type="string">
            <text:p>сколько это стоит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how much does it cost</text:p>
          </table:table-cell>
          <table:table-cell table:number-columns-repeated="1020"/>
        </table:table-row>
        <table:table-row table:style-name="ro1">
          <table:table-cell office:value-type="string">
            <text:p>слишком большой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too large</text:p>
          </table:table-cell>
          <table:table-cell office:value-type="string">
            <text:p>tuː lɑːʤ</text:p>
          </table:table-cell>
          <table:table-cell table:number-columns-repeated="1019"/>
        </table:table-row>
        <table:table-row table:style-name="ro1">
          <table:table-cell office:value-type="string">
            <text:p>слишком маленький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too small</text:p>
          </table:table-cell>
          <table:table-cell office:value-type="string">
            <text:p>tuː smɔːl</text:p>
          </table:table-cell>
          <table:table-cell table:number-columns-repeated="1019"/>
        </table:table-row>
        <table:table-row table:style-name="ro1">
          <table:table-cell office:value-type="string">
            <text:p>спасибо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thank you</text:p>
          </table:table-cell>
          <table:table-cell office:value-type="string">
            <text:p>θæŋk juː</text:p>
          </table:table-cell>
          <table:table-cell table:number-columns-repeated="1019"/>
        </table:table-row>
        <table:table-row table:style-name="ro1">
          <table:table-cell office:value-type="string">
            <text:p>я не понимаю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  <table:table-cell office:value-type="string">
            <text:p>I do not understan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до свидания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auf wiedersehen</text:p>
          </table:table-cell>
          <table:table-cell office:value-type="string">
            <text:p>aʊ̯f ˈviːdɐˌzeːən</text:p>
          </table:table-cell>
          <table:table-cell table:number-columns-repeated="1019"/>
        </table:table-row>
        <table:table-row table:style-name="ro2">
          <table:table-cell office:value-type="string">
            <text:p>доброе утро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table:number-columns-repeated="1021"/>
        </table:table-row>
        <table:table-row table:style-name="ro1">
          <table:table-cell office:value-type="string">
            <text:p>добрый вечер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guten Abend</text:p>
          </table:table-cell>
          <table:table-cell office:value-type="string">
            <text:p>ˈɡuːtn̩ ˈaːbn̩t</text:p>
          </table:table-cell>
          <table:table-cell table:number-columns-repeated="1019"/>
        </table:table-row>
        <table:table-row table:style-name="ro1">
          <table:table-cell office:value-type="string">
            <text:p>добрый день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guten Tag</text:p>
          </table:table-cell>
          <table:table-cell office:value-type="string">
            <text:p>ˈɡuːtn̩ taːk</text:p>
          </table:table-cell>
          <table:table-cell table:number-columns-repeated="1019"/>
        </table:table-row>
        <table:table-row table:style-name="ro1">
          <table:table-cell office:value-type="string">
            <text:p>дорого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teuer</text:p>
          </table:table-cell>
          <table:table-cell office:value-type="string">
            <text:p>ˈtɔɪ̯ɐ</text:p>
          </table:table-cell>
          <table:table-cell table:number-columns-repeated="1019"/>
        </table:table-row>
        <table:table-row table:style-name="ro2">
          <table:table-cell office:value-type="string">
            <text:p>здравствуйте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table:number-columns-repeated="1021"/>
        </table:table-row>
        <table:table-row table:style-name="ro1">
          <table:table-cell office:value-type="string">
            <text:p>извините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entschuldigen</text:p>
          </table:table-cell>
          <table:table-cell office:value-type="string">
            <text:p>ɛntˈʃʊldɪɡn̩</text:p>
          </table:table-cell>
          <table:table-cell table:number-columns-repeated="1019"/>
        </table:table-row>
        <table:table-row table:style-name="ro1">
          <table:table-cell office:value-type="string">
            <text:p>пожалуйста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bitte</text:p>
          </table:table-cell>
          <table:table-cell office:value-type="string">
            <text:p>ˈbɪtə</text:p>
          </table:table-cell>
          <table:table-cell table:number-columns-repeated="1019"/>
        </table:table-row>
        <table:table-row table:style-name="ro1">
          <table:table-cell office:value-type="string">
            <text:p>простите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entschuldigung</text:p>
          </table:table-cell>
          <table:table-cell office:value-type="string">
            <text:p>ɛntˈʃʊldɪɡʊŋ</text:p>
          </table:table-cell>
          <table:table-cell table:number-columns-repeated="1019"/>
        </table:table-row>
        <table:table-row table:style-name="ro2">
          <table:table-cell office:value-type="string">
            <text:p>размер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Größe</text:p>
          </table:table-cell>
          <table:table-cell office:value-type="string">
            <text:p>ˈɡʁøːsə</text:p>
          </table:table-cell>
          <table:table-cell table:number-columns-repeated="1019"/>
        </table:table-row>
        <table:table-row table:style-name="ro1">
          <table:table-cell office:value-type="string">
            <text:p>сколько это стоит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wie viel kostet es</text:p>
          </table:table-cell>
          <table:table-cell table:number-columns-repeated="1020"/>
        </table:table-row>
        <table:table-row table:style-name="ro1">
          <table:table-cell office:value-type="string">
            <text:p>слишком большой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zu groß</text:p>
          </table:table-cell>
          <table:table-cell office:value-type="string">
            <text:p>ʦuː ɡʁoːs</text:p>
          </table:table-cell>
          <table:table-cell table:number-columns-repeated="1019"/>
        </table:table-row>
        <table:table-row table:style-name="ro2">
          <table:table-cell office:value-type="string">
            <text:p>слишком маленький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zu kleine</text:p>
          </table:table-cell>
          <table:table-cell office:value-type="string">
            <text:p>ʦuː ˈklaɪ̯nə</text:p>
          </table:table-cell>
          <table:table-cell table:number-columns-repeated="1019"/>
        </table:table-row>
        <table:table-row table:style-name="ro1">
          <table:table-cell office:value-type="string">
            <text:p>спасибо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danke</text:p>
          </table:table-cell>
          <table:table-cell office:value-type="string">
            <text:p>ˈdaŋkə</text:p>
          </table:table-cell>
          <table:table-cell table:number-columns-repeated="1019"/>
        </table:table-row>
        <table:table-row table:style-name="ro2">
          <table:table-cell office:value-type="string">
            <text:p>я не понимаю</text:p>
          </table:table-cell>
          <table:table-cell office:value-type="string">
            <text:p>ru</text:p>
          </table:table-cell>
          <table:table-cell office:value-type="string">
            <text:p>de</text:p>
          </table:table-cell>
          <table:table-cell office:value-type="string">
            <text:p>Ich verstehe nicht</text:p>
          </table:table-cell>
          <table:table-cell office:value-type="string">
            <text:p>ɪç fɛɐ̯ˈʃteːən nɪç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до свидания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office:value-type="string">
            <text:p>au revoir</text:p>
          </table:table-cell>
          <table:table-cell office:value-type="string">
            <text:p>o ʁəvwaʁ, ɔʁvwaʁ</text:p>
          </table:table-cell>
          <table:table-cell table:number-columns-repeated="1019"/>
        </table:table-row>
        <table:table-row table:style-name="ro2">
          <table:table-cell office:value-type="string">
            <text:p>доброе утро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>
            <text:p>добрый вечер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>
            <text:p>добрый день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>
            <text:p>дорого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office:value-type="string">
            <text:p>coûteux</text:p>
          </table:table-cell>
          <table:table-cell office:value-type="string">
            <text:p>kutø</text:p>
          </table:table-cell>
          <table:table-cell table:number-columns-repeated="1019"/>
        </table:table-row>
        <table:table-row table:style-name="ro1">
          <table:table-cell office:value-type="string">
            <text:p>здравствуйте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office:value-type="string">
            <text:p>bonjour</text:p>
          </table:table-cell>
          <table:table-cell office:value-type="string">
            <text:p>bɔ̃ʒuʁ</text:p>
          </table:table-cell>
          <table:table-cell table:number-columns-repeated="1019"/>
        </table:table-row>
        <table:table-row table:style-name="ro1">
          <table:table-cell office:value-type="string">
            <text:p>извините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office:value-type="string">
            <text:p>excusez-moi</text:p>
          </table:table-cell>
          <table:table-cell office:value-type="string">
            <text:p>ɛkskyze mwa</text:p>
          </table:table-cell>
          <table:table-cell table:number-columns-repeated="1019"/>
        </table:table-row>
        <table:table-row table:style-name="ro1">
          <table:table-cell office:value-type="string">
            <text:p>пожалуйста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office:value-type="string">
            <text:p>s'il vous plaît</text:p>
          </table:table-cell>
          <table:table-cell table:number-columns-repeated="1020"/>
        </table:table-row>
        <table:table-row table:style-name="ro2">
          <table:table-cell office:value-type="string">
            <text:p>простите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office:value-type="string">
            <text:p>pardonnez-moi</text:p>
          </table:table-cell>
          <table:table-cell office:value-type="string">
            <text:p>paʁdɔne mwa</text:p>
          </table:table-cell>
          <table:table-cell table:number-columns-repeated="1019"/>
        </table:table-row>
        <table:table-row table:style-name="ro1">
          <table:table-cell office:value-type="string">
            <text:p>размер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office:value-type="string">
            <text:p>taille</text:p>
          </table:table-cell>
          <table:table-cell office:value-type="string">
            <text:p>taj, tɑj</text:p>
          </table:table-cell>
          <table:table-cell table:number-columns-repeated="1019"/>
        </table:table-row>
        <table:table-row table:style-name="ro2">
          <table:table-cell office:value-type="string">
            <text:p>сколько это стоит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office:value-type="string">
            <text:p>combien ça coûte</text:p>
          </table:table-cell>
          <table:table-cell office:value-type="string">
            <text:p>kɔ̃bjɛ̃ sa kute</text:p>
          </table:table-cell>
          <table:table-cell table:number-columns-repeated="1019"/>
        </table:table-row>
        <table:table-row table:style-name="ro1">
          <table:table-cell office:value-type="string">
            <text:p>слишком большой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office:value-type="string">
            <text:p>trop grande</text:p>
          </table:table-cell>
          <table:table-cell office:value-type="string">
            <text:p>tʁo ɡʁɑ̃</text:p>
          </table:table-cell>
          <table:table-cell table:number-columns-repeated="1019"/>
        </table:table-row>
        <table:table-row table:style-name="ro2">
          <table:table-cell office:value-type="string">
            <text:p>слишком маленький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office:value-type="string">
            <text:p>trop petite</text:p>
          </table:table-cell>
          <table:table-cell office:value-type="string">
            <text:p>tʁo pəti</text:p>
          </table:table-cell>
          <table:table-cell table:number-columns-repeated="1019"/>
        </table:table-row>
        <table:table-row table:style-name="ro1">
          <table:table-cell office:value-type="string">
            <text:p>спасибо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office:value-type="string">
            <text:p>merci</text:p>
          </table:table-cell>
          <table:table-cell office:value-type="string">
            <text:p>mɛʁsi</text:p>
          </table:table-cell>
          <table:table-cell table:number-columns-repeated="1019"/>
        </table:table-row>
        <table:table-row table:style-name="ro1">
          <table:table-cell office:value-type="string">
            <text:p>я не понимаю</text:p>
          </table:table-cell>
          <table:table-cell office:value-type="string">
            <text:p>ru</text:p>
          </table:table-cell>
          <table:table-cell office:value-type="string">
            <text:p>fr</text:p>
          </table:table-cell>
          <table:table-cell office:value-type="string">
            <text:p>je ne comprends pa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до свидания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arrivederci</text:p>
          </table:table-cell>
          <table:table-cell office:value-type="string">
            <text:p>arriveˈderʧi</text:p>
          </table:table-cell>
          <table:table-cell table:number-columns-repeated="1019"/>
        </table:table-row>
        <table:table-row table:style-name="ro2">
          <table:table-cell office:value-type="string">
            <text:p>доброе утро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buongiorno</text:p>
          </table:table-cell>
          <table:table-cell table:style-name="ce2" office:value-type="string">
            <text:p><text:span text:style-name="T1">bwɔnˈʤorno</text:span></text:p>
          </table:table-cell>
          <table:table-cell table:number-columns-repeated="1019"/>
        </table:table-row>
        <table:table-row table:style-name="ro2">
          <table:table-cell office:value-type="string">
            <text:p>добрый вечер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buona sera</text:p>
          </table:table-cell>
          <table:table-cell office:value-type="string">
            <text:p>ˈbwɔno ˈsera</text:p>
          </table:table-cell>
          <table:table-cell table:number-columns-repeated="1019"/>
        </table:table-row>
        <table:table-row table:style-name="ro2">
          <table:table-cell office:value-type="string">
            <text:p>добрый день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buon giorno</text:p>
          </table:table-cell>
          <table:table-cell office:value-type="string">
            <text:p>ˈbwɔn ˈʤorno</text:p>
          </table:table-cell>
          <table:table-cell table:number-columns-repeated="1019"/>
        </table:table-row>
        <table:table-row table:style-name="ro2">
          <table:table-cell office:value-type="string">
            <text:p>дорого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costoso</text:p>
          </table:table-cell>
          <table:table-cell office:value-type="string">
            <text:p>kosˈtoso, kosˈtozo</text:p>
          </table:table-cell>
          <table:table-cell table:number-columns-repeated="1019"/>
        </table:table-row>
        <table:table-row table:style-name="ro1">
          <table:table-cell office:value-type="string">
            <text:p>здравствуйте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salve</text:p>
          </table:table-cell>
          <table:table-cell office:value-type="string">
            <text:p>ˈsalve</text:p>
          </table:table-cell>
          <table:table-cell table:number-columns-repeated="1019"/>
        </table:table-row>
        <table:table-row table:style-name="ro2">
          <table:table-cell office:value-type="string">
            <text:p>извините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scusami</text:p>
          </table:table-cell>
          <table:table-cell table:number-columns-repeated="1020"/>
        </table:table-row>
        <table:table-row table:style-name="ro1">
          <table:table-cell office:value-type="string">
            <text:p>пожалуйста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prego</text:p>
          </table:table-cell>
          <table:table-cell office:value-type="string">
            <text:p>ˈprɛɡo</text:p>
          </table:table-cell>
          <table:table-cell table:number-columns-repeated="1019"/>
        </table:table-row>
        <table:table-row table:style-name="ro2">
          <table:table-cell office:value-type="string">
            <text:p>простите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mi dispiace</text:p>
          </table:table-cell>
          <table:table-cell office:value-type="string">
            <text:p>ˈmi dispjaˈʧere</text:p>
          </table:table-cell>
          <table:table-cell table:number-columns-repeated="1019"/>
        </table:table-row>
        <table:table-row table:style-name="ro1">
          <table:table-cell office:value-type="string">
            <text:p>размер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dimensione</text:p>
          </table:table-cell>
          <table:table-cell office:value-type="string">
            <text:p>dimenˈsjone</text:p>
          </table:table-cell>
          <table:table-cell table:number-columns-repeated="1019"/>
        </table:table-row>
        <table:table-row table:style-name="ro2">
          <table:table-cell office:value-type="string">
            <text:p>сколько это стоит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quanto costa</text:p>
          </table:table-cell>
          <table:table-cell office:value-type="string">
            <text:p>ˈkwanto ˈkɔsta</text:p>
          </table:table-cell>
          <table:table-cell table:number-columns-repeated="1019"/>
        </table:table-row>
        <table:table-row table:style-name="ro2">
          <table:table-cell office:value-type="string">
            <text:p>слишком большой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troppo grande</text:p>
          </table:table-cell>
          <table:table-cell office:value-type="string">
            <text:p>ˈtroppo ˈɡrande</text:p>
          </table:table-cell>
          <table:table-cell table:number-columns-repeated="1019"/>
        </table:table-row>
        <table:table-row table:style-name="ro2">
          <table:table-cell office:value-type="string">
            <text:p>слишком маленький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troppo piccole</text:p>
          </table:table-cell>
          <table:table-cell office:value-type="string">
            <text:p>ˈtroppo ˈpikkolo</text:p>
          </table:table-cell>
          <table:table-cell table:number-columns-repeated="1019"/>
        </table:table-row>
        <table:table-row table:style-name="ro1">
          <table:table-cell office:value-type="string">
            <text:p>спасибо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ringraziamento</text:p>
          </table:table-cell>
          <table:table-cell office:value-type="string">
            <text:p>rinɡrattsjaˈmento</text:p>
          </table:table-cell>
          <table:table-cell table:number-columns-repeated="1019"/>
        </table:table-row>
        <table:table-row table:style-name="ro2">
          <table:table-cell office:value-type="string">
            <text:p>я не понимаю</text:p>
          </table:table-cell>
          <table:table-cell office:value-type="string">
            <text:p>ru</text:p>
          </table:table-cell>
          <table:table-cell office:value-type="string">
            <text:p>it</text:p>
          </table:table-cell>
          <table:table-cell office:value-type="string">
            <text:p>non capisc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до свидания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hasta la vista</text:p>
          </table:table-cell>
          <table:table-cell office:value-type="string">
            <text:p>ˈasta la ˈbista</text:p>
          </table:table-cell>
          <table:table-cell table:number-columns-repeated="1019"/>
        </table:table-row>
        <table:table-row table:style-name="ro2">
          <table:table-cell office:value-type="string">
            <text:p>доброе утро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buenos días</text:p>
          </table:table-cell>
          <table:table-cell office:value-type="string">
            <text:p>ˈbweno ˈdias</text:p>
          </table:table-cell>
          <table:table-cell table:number-columns-repeated="1019"/>
        </table:table-row>
        <table:table-row table:style-name="ro2">
          <table:table-cell office:value-type="string">
            <text:p>добрый вечер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buenas noches</text:p>
          </table:table-cell>
          <table:table-cell office:value-type="string">
            <text:p>ˈbwenas ˈnot͡ʃe</text:p>
          </table:table-cell>
          <table:table-cell table:number-columns-repeated="1019"/>
        </table:table-row>
        <table:table-row table:style-name="ro2">
          <table:table-cell office:value-type="string">
            <text:p>добрый день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buenas tardes</text:p>
          </table:table-cell>
          <table:table-cell office:value-type="string">
            <text:p>ˈbwenas ˈtaɾdes</text:p>
          </table:table-cell>
          <table:table-cell table:number-columns-repeated="1019"/>
        </table:table-row>
        <table:table-row table:style-name="ro1">
          <table:table-cell office:value-type="string">
            <text:p>дорого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costoso</text:p>
          </table:table-cell>
          <table:table-cell office:value-type="string">
            <text:p>kosˈtoso</text:p>
          </table:table-cell>
          <table:table-cell table:number-columns-repeated="1019"/>
        </table:table-row>
        <table:table-row table:style-name="ro1">
          <table:table-cell office:value-type="string">
            <text:p>здравствуйте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salve</text:p>
          </table:table-cell>
          <table:table-cell office:value-type="string">
            <text:p>salˈβaɾ</text:p>
          </table:table-cell>
          <table:table-cell table:number-columns-repeated="1019"/>
        </table:table-row>
        <table:table-row table:style-name="ro2">
          <table:table-cell office:value-type="string">
            <text:p>извините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con permiso</text:p>
          </table:table-cell>
          <table:table-cell office:value-type="string">
            <text:p>kon peɾˈmiso</text:p>
          </table:table-cell>
          <table:table-cell table:number-columns-repeated="1019"/>
        </table:table-row>
        <table:table-row table:style-name="ro2">
          <table:table-cell office:value-type="string">
            <text:p>пожалуйста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por favor</text:p>
          </table:table-cell>
          <table:table-cell office:value-type="string">
            <text:p>poɾ faˈβoɾ</text:p>
          </table:table-cell>
          <table:table-cell table:number-columns-repeated="1019"/>
        </table:table-row>
        <table:table-row table:style-name="ro1">
          <table:table-cell office:value-type="string">
            <text:p>простите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perdón</text:p>
          </table:table-cell>
          <table:table-cell office:value-type="string">
            <text:p>peɾˈdon</text:p>
          </table:table-cell>
          <table:table-cell table:number-columns-repeated="1019"/>
        </table:table-row>
        <table:table-row table:style-name="ro1">
          <table:table-cell office:value-type="string">
            <text:p>размер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tamaño </text:p>
          </table:table-cell>
          <table:table-cell office:value-type="string">
            <text:p>taˈmaɲo</text:p>
          </table:table-cell>
          <table:table-cell table:number-columns-repeated="1019"/>
        </table:table-row>
        <table:table-row table:style-name="ro2">
          <table:table-cell office:value-type="string">
            <text:p>сколько это стоит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cuánto cuesta</text:p>
          </table:table-cell>
          <table:table-cell office:value-type="string">
            <text:p>ˈkwanto ˈkwesta</text:p>
          </table:table-cell>
          <table:table-cell table:number-columns-repeated="1019"/>
        </table:table-row>
        <table:table-row table:style-name="ro2">
          <table:table-cell office:value-type="string">
            <text:p>слишком большой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demasiado grande</text:p>
          </table:table-cell>
          <table:table-cell office:value-type="string">
            <text:p>demaˈsjaðo ˈɡɾande</text:p>
          </table:table-cell>
          <table:table-cell table:number-columns-repeated="1019"/>
        </table:table-row>
        <table:table-row table:style-name="ro2">
          <table:table-cell office:value-type="string">
            <text:p>слишком маленький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demasiado pequeño</text:p>
          </table:table-cell>
          <table:table-cell office:value-type="string">
            <text:p>demaˈsjaðo peˈkeɲo</text:p>
          </table:table-cell>
          <table:table-cell table:number-columns-repeated="1019"/>
        </table:table-row>
        <table:table-row table:style-name="ro1">
          <table:table-cell office:value-type="string">
            <text:p>спасибо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gracias</text:p>
          </table:table-cell>
          <table:table-cell office:value-type="string">
            <text:p>ˈɡɾaθjas</text:p>
          </table:table-cell>
          <table:table-cell table:number-columns-repeated="1019"/>
        </table:table-row>
        <table:table-row table:style-name="ro2">
          <table:table-cell office:value-type="string">
            <text:p>я не понимаю</text:p>
          </table:table-cell>
          <table:table-cell office:value-type="string">
            <text:p>ru</text:p>
          </table:table-cell>
          <table:table-cell office:value-type="string">
            <text:p>es</text:p>
          </table:table-cell>
          <table:table-cell office:value-type="string">
            <text:p>no entiend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до свидания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再会</text:p>
          </table:table-cell>
          <table:table-cell office:value-type="string">
            <text:p>zàihuì</text:p>
          </table:table-cell>
          <table:table-cell table:number-columns-repeated="1019"/>
        </table:table-row>
        <table:table-row table:style-name="ro2">
          <table:table-cell office:value-type="string">
            <text:p>доброе утро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早上好</text:p>
          </table:table-cell>
          <table:table-cell office:value-type="string">
            <text:p>zǎoshàng hǎo</text:p>
          </table:table-cell>
          <table:table-cell table:number-columns-repeated="1019"/>
        </table:table-row>
        <table:table-row table:style-name="ro2">
          <table:table-cell office:value-type="string">
            <text:p>добрый вечер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晚上好</text:p>
          </table:table-cell>
          <table:table-cell office:value-type="string">
            <text:p>wǎnshàng hǎo</text:p>
          </table:table-cell>
          <table:table-cell table:number-columns-repeated="1019"/>
        </table:table-row>
        <table:table-row table:style-name="ro2">
          <table:table-cell office:value-type="string">
            <text:p>добрый день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午安</text:p>
          </table:table-cell>
          <table:table-cell office:value-type="string">
            <text:p>wǔ ān</text:p>
          </table:table-cell>
          <table:table-cell table:number-columns-repeated="1019"/>
        </table:table-row>
        <table:table-row table:style-name="ro2">
          <table:table-cell office:value-type="string">
            <text:p>дорого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昂贵</text:p>
          </table:table-cell>
          <table:table-cell office:value-type="string">
            <text:p>ángguì</text:p>
          </table:table-cell>
          <table:table-cell table:number-columns-repeated="1019"/>
        </table:table-row>
        <table:table-row table:style-name="ro2">
          <table:table-cell office:value-type="string">
            <text:p>здравствуйте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您好</text:p>
          </table:table-cell>
          <table:table-cell office:value-type="string">
            <text:p>nín hǎo</text:p>
          </table:table-cell>
          <table:table-cell table:number-columns-repeated="1019"/>
        </table:table-row>
        <table:table-row table:style-name="ro2">
          <table:table-cell office:value-type="string">
            <text:p>извините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不好意思</text:p>
          </table:table-cell>
          <table:table-cell office:value-type="string">
            <text:p>bùhǎoyìsī</text:p>
          </table:table-cell>
          <table:table-cell table:number-columns-repeated="1019"/>
        </table:table-row>
        <table:table-row table:style-name="ro2">
          <table:table-cell office:value-type="string">
            <text:p>пожалуйста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请</text:p>
          </table:table-cell>
          <table:table-cell office:value-type="string">
            <text:p>qǐng</text:p>
          </table:table-cell>
          <table:table-cell table:number-columns-repeated="1019"/>
        </table:table-row>
        <table:table-row table:style-name="ro2">
          <table:table-cell office:value-type="string">
            <text:p>простите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对不起</text:p>
          </table:table-cell>
          <table:table-cell office:value-type="string">
            <text:p>duìbùqǐ</text:p>
          </table:table-cell>
          <table:table-cell table:number-columns-repeated="1019"/>
        </table:table-row>
        <table:table-row table:style-name="ro2">
          <table:table-cell office:value-type="string">
            <text:p>размер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大小</text:p>
          </table:table-cell>
          <table:table-cell office:value-type="string">
            <text:p>dàxiǎo</text:p>
          </table:table-cell>
          <table:table-cell table:number-columns-repeated="1019"/>
        </table:table-row>
        <table:table-row table:style-name="ro2">
          <table:table-cell office:value-type="string">
            <text:p>сколько это стоит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要多少钱</text:p>
          </table:table-cell>
          <table:table-cell office:value-type="string">
            <text:p>yào duōshǎo qián</text:p>
          </table:table-cell>
          <table:table-cell table:number-columns-repeated="1019"/>
        </table:table-row>
        <table:table-row table:style-name="ro2">
          <table:table-cell office:value-type="string">
            <text:p>слишком большой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太大了</text:p>
          </table:table-cell>
          <table:table-cell office:value-type="string">
            <text:p>tài dà liǎo</text:p>
          </table:table-cell>
          <table:table-cell table:number-columns-repeated="1019"/>
        </table:table-row>
        <table:table-row table:style-name="ro2">
          <table:table-cell office:value-type="string">
            <text:p>слишком маленький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太小了</text:p>
          </table:table-cell>
          <table:table-cell office:value-type="string">
            <text:p>tài xiǎo liǎo</text:p>
          </table:table-cell>
          <table:table-cell table:number-columns-repeated="1019"/>
        </table:table-row>
        <table:table-row table:style-name="ro2">
          <table:table-cell office:value-type="string">
            <text:p>спасибо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谢谢</text:p>
          </table:table-cell>
          <table:table-cell office:value-type="string">
            <text:p>xièxiè</text:p>
          </table:table-cell>
          <table:table-cell table:number-columns-repeated="1019"/>
        </table:table-row>
        <table:table-row table:style-name="ro2">
          <table:table-cell office:value-type="string">
            <text:p>я не понимаю</text:p>
          </table:table-cell>
          <table:table-cell office:value-type="string">
            <text:p>ru</text:p>
          </table:table-cell>
          <table:table-cell office:value-type="string">
            <text:p>zh</text:p>
          </table:table-cell>
          <table:table-cell office:value-type="string">
            <text:p>我不明白</text:p>
          </table:table-cell>
          <table:table-cell office:value-type="string">
            <text:p>wǒ bù míngbái</text:p>
          </table:table-cell>
          <table:table-cell table:number-columns-repeated="1019"/>
        </table:table-row>
      </table:table>
      <table:table table:name="en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>
            <text:p>translation</text:p>
          </table:table-cell>
          <table:table-cell table:style-name="ce1" office:value-type="string">
            <text:p>native</text:p>
          </table:table-cell>
          <table:table-cell table:style-name="ce1" office:value-type="string">
            <text:p>lang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transcription</text:p>
          </table:table-cell>
          <table:table-cell table:style-name="ce1"/>
          <table:table-cell table:style-name="ce3"/>
          <table:table-cell table:style-name="ce1" table:number-columns-repeated="1017"/>
        </table:table-row>
        <table:table-row table:style-name="ro2">
          <table:table-cell office:value-type="string">
            <text:p>goodbye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до свидания</text:p>
          </table:table-cell>
          <table:table-cell office:value-type="string">
            <text:p>do svidaniya</text:p>
          </table:table-cell>
          <table:table-cell table:number-columns-repeated="1019"/>
        </table:table-row>
        <table:table-row table:style-name="ro2">
          <table:table-cell office:value-type="string">
            <text:p>good morning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доброе утро</text:p>
          </table:table-cell>
          <table:table-cell office:value-type="string">
            <text:p>dobroye utro</text:p>
          </table:table-cell>
          <table:table-cell table:number-columns-repeated="1019"/>
        </table:table-row>
        <table:table-row table:style-name="ro2">
          <table:table-cell office:value-type="string">
            <text:p>good evening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добрый вечер</text:p>
          </table:table-cell>
          <table:table-cell office:value-type="string">
            <text:p>dobryy vecher</text:p>
          </table:table-cell>
          <table:table-cell table:number-columns-repeated="1019"/>
        </table:table-row>
        <table:table-row table:style-name="ro2">
          <table:table-cell office:value-type="string">
            <text:p>good afternoon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добрый день</text:p>
          </table:table-cell>
          <table:table-cell table:style-name="ce2" office:value-type="string">
            <text:p><text:span text:style-name="T1">dobryy den'</text:span></text:p>
          </table:table-cell>
          <table:table-cell table:number-columns-repeated="1019"/>
        </table:table-row>
        <table:table-row table:style-name="ro2">
          <table:table-cell office:value-type="string">
            <text:p>expensive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дорого</text:p>
          </table:table-cell>
          <table:table-cell office:value-type="string">
            <text:p>dorogo</text:p>
          </table:table-cell>
          <table:table-cell table:number-columns-repeated="1019"/>
        </table:table-row>
        <table:table-row table:style-name="ro2">
          <table:table-cell office:value-type="string">
            <text:p>hello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здравствуйте</text:p>
          </table:table-cell>
          <table:table-cell office:value-type="string">
            <text:p>zdravstvuyte</text:p>
          </table:table-cell>
          <table:table-cell table:number-columns-repeated="1019"/>
        </table:table-row>
        <table:table-row table:style-name="ro2">
          <table:table-cell office:value-type="string">
            <text:p>excuse me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извините</text:p>
          </table:table-cell>
          <table:table-cell office:value-type="string">
            <text:p>izvinite</text:p>
          </table:table-cell>
          <table:table-cell table:number-columns-repeated="1019"/>
        </table:table-row>
        <table:table-row table:style-name="ro2">
          <table:table-cell office:value-type="string">
            <text:p>please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пожалуйста</text:p>
          </table:table-cell>
          <table:table-cell office:value-type="string">
            <text:p>pozhaluysta</text:p>
          </table:table-cell>
          <table:table-cell table:number-columns-repeated="1019"/>
        </table:table-row>
        <table:table-row table:style-name="ro2">
          <table:table-cell office:value-type="string">
            <text:p>I'm sorry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простите</text:p>
          </table:table-cell>
          <table:table-cell table:style-name="ce2" office:value-type="string">
            <text:p><text:span text:style-name="T1">prostite</text:span></text:p>
          </table:table-cell>
          <table:table-cell table:number-columns-repeated="1019"/>
        </table:table-row>
        <table:table-row table:style-name="ro2">
          <table:table-cell office:value-type="string">
            <text:p>size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размер</text:p>
          </table:table-cell>
          <table:table-cell table:style-name="ce2" office:value-type="string">
            <text:p><text:span text:style-name="T1">razmer</text:span></text:p>
          </table:table-cell>
          <table:table-cell table:number-columns-repeated="1019"/>
        </table:table-row>
        <table:table-row table:style-name="ro2">
          <table:table-cell office:value-type="string">
            <text:p>how much does it cost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сколько это стоит</text:p>
          </table:table-cell>
          <table:table-cell table:style-name="ce2" office:value-type="string">
            <text:p><text:span text:style-name="T1">skol'ko eto stoit</text:span></text:p>
          </table:table-cell>
          <table:table-cell table:number-columns-repeated="1019"/>
        </table:table-row>
        <table:table-row table:style-name="ro2">
          <table:table-cell office:value-type="string">
            <text:p>too large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слишком большой</text:p>
          </table:table-cell>
          <table:table-cell table:style-name="ce2" office:value-type="string">
            <text:p>slishkom bol'shoy</text:p>
          </table:table-cell>
          <table:table-cell table:number-columns-repeated="1019"/>
        </table:table-row>
        <table:table-row table:style-name="ro2">
          <table:table-cell office:value-type="string">
            <text:p>too small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слишком маленький</text:p>
          </table:table-cell>
          <table:table-cell office:value-type="string">
            <text:p>slishkom malen'kiy</text:p>
          </table:table-cell>
          <table:table-cell table:number-columns-repeated="1019"/>
        </table:table-row>
        <table:table-row table:style-name="ro2">
          <table:table-cell office:value-type="string">
            <text:p>thank you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спасибо</text:p>
          </table:table-cell>
          <table:table-cell office:value-type="string">
            <text:p>spasibo</text:p>
          </table:table-cell>
          <table:table-cell table:number-columns-repeated="1019"/>
        </table:table-row>
        <table:table-row table:style-name="ro2">
          <table:table-cell office:value-type="string">
            <text:p>I do not understand</text:p>
          </table:table-cell>
          <table:table-cell office:value-type="string">
            <text:p>en</text:p>
          </table:table-cell>
          <table:table-cell office:value-type="string">
            <text:p>ru</text:p>
          </table:table-cell>
          <table:table-cell office:value-type="string">
            <text:p>я не понимаю</text:p>
          </table:table-cell>
          <table:table-cell office:value-type="string">
            <text:p>ya ne ponimayu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goodbye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auf wiedersehen</text:p>
          </table:table-cell>
          <table:table-cell office:value-type="string">
            <text:p>aʊ̯f ˈviːdɐˌzeːən</text:p>
          </table:table-cell>
          <table:table-cell table:number-columns-repeated="1019"/>
        </table:table-row>
        <table:table-row table:style-name="ro1">
          <table:table-cell office:value-type="string">
            <text:p>good morning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table:number-columns-repeated="1021"/>
        </table:table-row>
        <table:table-row table:style-name="ro1">
          <table:table-cell office:value-type="string">
            <text:p>good evening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guten Abend</text:p>
          </table:table-cell>
          <table:table-cell office:value-type="string">
            <text:p>ˈɡuːtn̩ ˈaːbn̩t</text:p>
          </table:table-cell>
          <table:table-cell table:number-columns-repeated="1019"/>
        </table:table-row>
        <table:table-row table:style-name="ro1">
          <table:table-cell office:value-type="string">
            <text:p>good afternoon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guten Tag</text:p>
          </table:table-cell>
          <table:table-cell office:value-type="string">
            <text:p>ˈɡuːtn̩ taːk</text:p>
          </table:table-cell>
          <table:table-cell table:number-columns-repeated="1019"/>
        </table:table-row>
        <table:table-row table:style-name="ro1">
          <table:table-cell office:value-type="string">
            <text:p>expensive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teuer</text:p>
          </table:table-cell>
          <table:table-cell office:value-type="string">
            <text:p>ˈtɔɪ̯ɐ</text:p>
          </table:table-cell>
          <table:table-cell table:number-columns-repeated="1019"/>
        </table:table-row>
        <table:table-row table:style-name="ro1">
          <table:table-cell office:value-type="string">
            <text:p>hello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table:number-columns-repeated="1021"/>
        </table:table-row>
        <table:table-row table:style-name="ro1">
          <table:table-cell office:value-type="string">
            <text:p>excuse me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entschuldigen</text:p>
          </table:table-cell>
          <table:table-cell office:value-type="string">
            <text:p>ɛntˈʃʊldɪɡn̩</text:p>
          </table:table-cell>
          <table:table-cell table:number-columns-repeated="1019"/>
        </table:table-row>
        <table:table-row table:style-name="ro1">
          <table:table-cell office:value-type="string">
            <text:p>please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bitte</text:p>
          </table:table-cell>
          <table:table-cell office:value-type="string">
            <text:p>ˈbɪtə</text:p>
          </table:table-cell>
          <table:table-cell table:number-columns-repeated="1019"/>
        </table:table-row>
        <table:table-row table:style-name="ro1">
          <table:table-cell office:value-type="string">
            <text:p>I'm sorry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entschuldigung</text:p>
          </table:table-cell>
          <table:table-cell office:value-type="string">
            <text:p>ɛntˈʃʊldɪɡʊŋ</text:p>
          </table:table-cell>
          <table:table-cell table:number-columns-repeated="1019"/>
        </table:table-row>
        <table:table-row table:style-name="ro1">
          <table:table-cell office:value-type="string">
            <text:p>size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Größe</text:p>
          </table:table-cell>
          <table:table-cell office:value-type="string">
            <text:p>ˈɡʁøːsə</text:p>
          </table:table-cell>
          <table:table-cell table:number-columns-repeated="1019"/>
        </table:table-row>
        <table:table-row table:style-name="ro1">
          <table:table-cell office:value-type="string">
            <text:p>how much does it cost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wie viel kostet es</text:p>
          </table:table-cell>
          <table:table-cell table:number-columns-repeated="1020"/>
        </table:table-row>
        <table:table-row table:style-name="ro1">
          <table:table-cell office:value-type="string">
            <text:p>too large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zu groß</text:p>
          </table:table-cell>
          <table:table-cell office:value-type="string">
            <text:p>ʦuː ɡʁoːs</text:p>
          </table:table-cell>
          <table:table-cell table:number-columns-repeated="1019"/>
        </table:table-row>
        <table:table-row table:style-name="ro1">
          <table:table-cell office:value-type="string">
            <text:p>too small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zu kleine</text:p>
          </table:table-cell>
          <table:table-cell office:value-type="string">
            <text:p>ʦuː ˈklaɪ̯nə</text:p>
          </table:table-cell>
          <table:table-cell table:number-columns-repeated="1019"/>
        </table:table-row>
        <table:table-row table:style-name="ro1">
          <table:table-cell office:value-type="string">
            <text:p>thank you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danke</text:p>
          </table:table-cell>
          <table:table-cell office:value-type="string">
            <text:p>ˈdaŋkə</text:p>
          </table:table-cell>
          <table:table-cell table:number-columns-repeated="1019"/>
        </table:table-row>
        <table:table-row table:style-name="ro1">
          <table:table-cell office:value-type="string">
            <text:p>I do not understand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office:value-type="string">
            <text:p>Ich verstehe nicht</text:p>
          </table:table-cell>
          <table:table-cell office:value-type="string">
            <text:p>ɪç fɛɐ̯ˈʃteːən nɪç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oodbye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au revoir</text:p>
          </table:table-cell>
          <table:table-cell office:value-type="string">
            <text:p>o ʁəvwaʁ, ɔʁvwaʁ</text:p>
          </table:table-cell>
          <table:table-cell table:number-columns-repeated="1019"/>
        </table:table-row>
        <table:table-row table:style-name="ro2">
          <table:table-cell office:value-type="string">
            <text:p>good morning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>
            <text:p>good evening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>
            <text:p>good afternoon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>
            <text:p>expensive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coûteux</text:p>
          </table:table-cell>
          <table:table-cell office:value-type="string">
            <text:p>kutø</text:p>
          </table:table-cell>
          <table:table-cell table:number-columns-repeated="1019"/>
        </table:table-row>
        <table:table-row table:style-name="ro2">
          <table:table-cell office:value-type="string">
            <text:p>hello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bonjour</text:p>
          </table:table-cell>
          <table:table-cell office:value-type="string">
            <text:p>bɔ̃ʒuʁ</text:p>
          </table:table-cell>
          <table:table-cell table:number-columns-repeated="1019"/>
        </table:table-row>
        <table:table-row table:style-name="ro2">
          <table:table-cell office:value-type="string">
            <text:p>excuse me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excusez-moi</text:p>
          </table:table-cell>
          <table:table-cell office:value-type="string">
            <text:p>ɛkskyze mwa</text:p>
          </table:table-cell>
          <table:table-cell table:number-columns-repeated="1019"/>
        </table:table-row>
        <table:table-row table:style-name="ro2">
          <table:table-cell office:value-type="string">
            <text:p>please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s'il vous plaît</text:p>
          </table:table-cell>
          <table:table-cell table:number-columns-repeated="1020"/>
        </table:table-row>
        <table:table-row table:style-name="ro2">
          <table:table-cell office:value-type="string">
            <text:p>I'm sorry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pardonnez-moi</text:p>
          </table:table-cell>
          <table:table-cell office:value-type="string">
            <text:p>paʁdɔne mwa</text:p>
          </table:table-cell>
          <table:table-cell table:number-columns-repeated="1019"/>
        </table:table-row>
        <table:table-row table:style-name="ro2">
          <table:table-cell office:value-type="string">
            <text:p>size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taille</text:p>
          </table:table-cell>
          <table:table-cell office:value-type="string">
            <text:p>taj, tɑj</text:p>
          </table:table-cell>
          <table:table-cell table:number-columns-repeated="1019"/>
        </table:table-row>
        <table:table-row table:style-name="ro2">
          <table:table-cell office:value-type="string">
            <text:p>how much does it cost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combien ça coûte</text:p>
          </table:table-cell>
          <table:table-cell office:value-type="string">
            <text:p>kɔ̃bjɛ̃ sa kute</text:p>
          </table:table-cell>
          <table:table-cell table:number-columns-repeated="1019"/>
        </table:table-row>
        <table:table-row table:style-name="ro2">
          <table:table-cell office:value-type="string">
            <text:p>too large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trop grande</text:p>
          </table:table-cell>
          <table:table-cell office:value-type="string">
            <text:p>tʁo ɡʁɑ̃</text:p>
          </table:table-cell>
          <table:table-cell table:number-columns-repeated="1019"/>
        </table:table-row>
        <table:table-row table:style-name="ro2">
          <table:table-cell office:value-type="string">
            <text:p>too small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trop petite</text:p>
          </table:table-cell>
          <table:table-cell office:value-type="string">
            <text:p>tʁo pəti</text:p>
          </table:table-cell>
          <table:table-cell table:number-columns-repeated="1019"/>
        </table:table-row>
        <table:table-row table:style-name="ro2">
          <table:table-cell office:value-type="string">
            <text:p>thank you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merci</text:p>
          </table:table-cell>
          <table:table-cell office:value-type="string">
            <text:p>mɛʁsi</text:p>
          </table:table-cell>
          <table:table-cell table:number-columns-repeated="1019"/>
        </table:table-row>
        <table:table-row table:style-name="ro2">
          <table:table-cell office:value-type="string">
            <text:p>I do not understand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je ne comprends pa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oodbye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arrivederci</text:p>
          </table:table-cell>
          <table:table-cell office:value-type="string">
            <text:p>arriveˈderʧi</text:p>
          </table:table-cell>
          <table:table-cell table:number-columns-repeated="1019"/>
        </table:table-row>
        <table:table-row table:style-name="ro2">
          <table:table-cell office:value-type="string">
            <text:p>good morning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buongiorno</text:p>
          </table:table-cell>
          <table:table-cell table:style-name="ce2" office:value-type="string">
            <text:p><text:span text:style-name="T1">bwɔnˈʤorno</text:span></text:p>
          </table:table-cell>
          <table:table-cell table:number-columns-repeated="1019"/>
        </table:table-row>
        <table:table-row table:style-name="ro2">
          <table:table-cell office:value-type="string">
            <text:p>good evening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buona sera</text:p>
          </table:table-cell>
          <table:table-cell office:value-type="string">
            <text:p>ˈbwɔno ˈsera</text:p>
          </table:table-cell>
          <table:table-cell table:number-columns-repeated="1019"/>
        </table:table-row>
        <table:table-row table:style-name="ro2">
          <table:table-cell office:value-type="string">
            <text:p>good afternoon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buon giorno</text:p>
          </table:table-cell>
          <table:table-cell office:value-type="string">
            <text:p>ˈbwɔn ˈʤorno</text:p>
          </table:table-cell>
          <table:table-cell table:number-columns-repeated="1019"/>
        </table:table-row>
        <table:table-row table:style-name="ro2">
          <table:table-cell office:value-type="string">
            <text:p>expensive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costoso</text:p>
          </table:table-cell>
          <table:table-cell office:value-type="string">
            <text:p>kosˈtoso, kosˈtozo</text:p>
          </table:table-cell>
          <table:table-cell table:number-columns-repeated="1019"/>
        </table:table-row>
        <table:table-row table:style-name="ro2">
          <table:table-cell office:value-type="string">
            <text:p>hello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salve</text:p>
          </table:table-cell>
          <table:table-cell office:value-type="string">
            <text:p>ˈsalve</text:p>
          </table:table-cell>
          <table:table-cell table:number-columns-repeated="1019"/>
        </table:table-row>
        <table:table-row table:style-name="ro2">
          <table:table-cell office:value-type="string">
            <text:p>excuse me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scusami</text:p>
          </table:table-cell>
          <table:table-cell table:number-columns-repeated="1020"/>
        </table:table-row>
        <table:table-row table:style-name="ro2">
          <table:table-cell office:value-type="string">
            <text:p>please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prego</text:p>
          </table:table-cell>
          <table:table-cell office:value-type="string">
            <text:p>ˈprɛɡo</text:p>
          </table:table-cell>
          <table:table-cell table:number-columns-repeated="1019"/>
        </table:table-row>
        <table:table-row table:style-name="ro2">
          <table:table-cell office:value-type="string">
            <text:p>I'm sorry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mi dispiace</text:p>
          </table:table-cell>
          <table:table-cell office:value-type="string">
            <text:p>ˈmi dispjaˈʧere</text:p>
          </table:table-cell>
          <table:table-cell table:number-columns-repeated="1019"/>
        </table:table-row>
        <table:table-row table:style-name="ro2">
          <table:table-cell office:value-type="string">
            <text:p>size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dimensione</text:p>
          </table:table-cell>
          <table:table-cell office:value-type="string">
            <text:p>dimenˈsjone</text:p>
          </table:table-cell>
          <table:table-cell table:number-columns-repeated="1019"/>
        </table:table-row>
        <table:table-row table:style-name="ro2">
          <table:table-cell office:value-type="string">
            <text:p>how much does it cost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quanto costa</text:p>
          </table:table-cell>
          <table:table-cell office:value-type="string">
            <text:p>ˈkwanto ˈkɔsta</text:p>
          </table:table-cell>
          <table:table-cell table:number-columns-repeated="1019"/>
        </table:table-row>
        <table:table-row table:style-name="ro2">
          <table:table-cell office:value-type="string">
            <text:p>too large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troppo grande</text:p>
          </table:table-cell>
          <table:table-cell office:value-type="string">
            <text:p>ˈtroppo ˈɡrande</text:p>
          </table:table-cell>
          <table:table-cell table:number-columns-repeated="1019"/>
        </table:table-row>
        <table:table-row table:style-name="ro2">
          <table:table-cell office:value-type="string">
            <text:p>too small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troppo piccole</text:p>
          </table:table-cell>
          <table:table-cell office:value-type="string">
            <text:p>ˈtroppo ˈpikkolo</text:p>
          </table:table-cell>
          <table:table-cell table:number-columns-repeated="1019"/>
        </table:table-row>
        <table:table-row table:style-name="ro2">
          <table:table-cell office:value-type="string">
            <text:p>thank you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ringraziamento</text:p>
          </table:table-cell>
          <table:table-cell office:value-type="string">
            <text:p>rinɡrattsjaˈmento</text:p>
          </table:table-cell>
          <table:table-cell table:number-columns-repeated="1019"/>
        </table:table-row>
        <table:table-row table:style-name="ro2">
          <table:table-cell office:value-type="string">
            <text:p>I do not understand</text:p>
          </table:table-cell>
          <table:table-cell office:value-type="string">
            <text:p>en</text:p>
          </table:table-cell>
          <table:table-cell office:value-type="string">
            <text:p>it</text:p>
          </table:table-cell>
          <table:table-cell office:value-type="string">
            <text:p>non capisc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oodbye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hasta la vista</text:p>
          </table:table-cell>
          <table:table-cell office:value-type="string">
            <text:p>ˈasta la ˈbista</text:p>
          </table:table-cell>
          <table:table-cell table:number-columns-repeated="1019"/>
        </table:table-row>
        <table:table-row table:style-name="ro2">
          <table:table-cell office:value-type="string">
            <text:p>good morning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buenos días</text:p>
          </table:table-cell>
          <table:table-cell office:value-type="string">
            <text:p>ˈbweno ˈdias</text:p>
          </table:table-cell>
          <table:table-cell table:number-columns-repeated="1019"/>
        </table:table-row>
        <table:table-row table:style-name="ro2">
          <table:table-cell office:value-type="string">
            <text:p>good evening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buenas noches</text:p>
          </table:table-cell>
          <table:table-cell office:value-type="string">
            <text:p>ˈbwenas ˈnot͡ʃe</text:p>
          </table:table-cell>
          <table:table-cell table:number-columns-repeated="1019"/>
        </table:table-row>
        <table:table-row table:style-name="ro2">
          <table:table-cell office:value-type="string">
            <text:p>good afternoon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buenas tardes</text:p>
          </table:table-cell>
          <table:table-cell office:value-type="string">
            <text:p>ˈbwenas ˈtaɾdes</text:p>
          </table:table-cell>
          <table:table-cell table:number-columns-repeated="1019"/>
        </table:table-row>
        <table:table-row table:style-name="ro2">
          <table:table-cell office:value-type="string">
            <text:p>expensive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costoso</text:p>
          </table:table-cell>
          <table:table-cell office:value-type="string">
            <text:p>kosˈtoso</text:p>
          </table:table-cell>
          <table:table-cell table:number-columns-repeated="1019"/>
        </table:table-row>
        <table:table-row table:style-name="ro2">
          <table:table-cell office:value-type="string">
            <text:p>hello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salve</text:p>
          </table:table-cell>
          <table:table-cell office:value-type="string">
            <text:p>salˈβaɾ</text:p>
          </table:table-cell>
          <table:table-cell table:number-columns-repeated="1019"/>
        </table:table-row>
        <table:table-row table:style-name="ro2">
          <table:table-cell office:value-type="string">
            <text:p>excuse me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con permiso</text:p>
          </table:table-cell>
          <table:table-cell office:value-type="string">
            <text:p>kon peɾˈmiso</text:p>
          </table:table-cell>
          <table:table-cell table:number-columns-repeated="1019"/>
        </table:table-row>
        <table:table-row table:style-name="ro2">
          <table:table-cell office:value-type="string">
            <text:p>please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por favor</text:p>
          </table:table-cell>
          <table:table-cell office:value-type="string">
            <text:p>poɾ faˈβoɾ</text:p>
          </table:table-cell>
          <table:table-cell table:number-columns-repeated="1019"/>
        </table:table-row>
        <table:table-row table:style-name="ro2">
          <table:table-cell office:value-type="string">
            <text:p>I'm sorry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perdón</text:p>
          </table:table-cell>
          <table:table-cell office:value-type="string">
            <text:p>peɾˈdon</text:p>
          </table:table-cell>
          <table:table-cell table:number-columns-repeated="1019"/>
        </table:table-row>
        <table:table-row table:style-name="ro2">
          <table:table-cell office:value-type="string">
            <text:p>size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tamaño </text:p>
          </table:table-cell>
          <table:table-cell office:value-type="string">
            <text:p>taˈmaɲo</text:p>
          </table:table-cell>
          <table:table-cell table:number-columns-repeated="1019"/>
        </table:table-row>
        <table:table-row table:style-name="ro2">
          <table:table-cell office:value-type="string">
            <text:p>how much does it cost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cuánto cuesta</text:p>
          </table:table-cell>
          <table:table-cell office:value-type="string">
            <text:p>ˈkwanto ˈkwesta</text:p>
          </table:table-cell>
          <table:table-cell table:number-columns-repeated="1019"/>
        </table:table-row>
        <table:table-row table:style-name="ro2">
          <table:table-cell office:value-type="string">
            <text:p>too large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demasiado grande</text:p>
          </table:table-cell>
          <table:table-cell office:value-type="string">
            <text:p>demaˈsjaðo ˈɡɾande</text:p>
          </table:table-cell>
          <table:table-cell table:number-columns-repeated="1019"/>
        </table:table-row>
        <table:table-row table:style-name="ro2">
          <table:table-cell office:value-type="string">
            <text:p>too small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demasiado pequeño</text:p>
          </table:table-cell>
          <table:table-cell office:value-type="string">
            <text:p>demaˈsjaðo peˈkeɲo</text:p>
          </table:table-cell>
          <table:table-cell table:number-columns-repeated="1019"/>
        </table:table-row>
        <table:table-row table:style-name="ro2">
          <table:table-cell office:value-type="string">
            <text:p>thank you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gracias</text:p>
          </table:table-cell>
          <table:table-cell office:value-type="string">
            <text:p>ˈɡɾaθjas</text:p>
          </table:table-cell>
          <table:table-cell table:number-columns-repeated="1019"/>
        </table:table-row>
        <table:table-row table:style-name="ro2">
          <table:table-cell office:value-type="string">
            <text:p>I do not understand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no entiend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oodbye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再会</text:p>
          </table:table-cell>
          <table:table-cell office:value-type="string">
            <text:p>zàihuì</text:p>
          </table:table-cell>
          <table:table-cell table:number-columns-repeated="1019"/>
        </table:table-row>
        <table:table-row table:style-name="ro2">
          <table:table-cell office:value-type="string">
            <text:p>good morning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早上好</text:p>
          </table:table-cell>
          <table:table-cell office:value-type="string">
            <text:p>zǎoshàng hǎo</text:p>
          </table:table-cell>
          <table:table-cell table:number-columns-repeated="1019"/>
        </table:table-row>
        <table:table-row table:style-name="ro2">
          <table:table-cell office:value-type="string">
            <text:p>good evening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晚上好</text:p>
          </table:table-cell>
          <table:table-cell office:value-type="string">
            <text:p>wǎnshàng hǎo</text:p>
          </table:table-cell>
          <table:table-cell table:number-columns-repeated="1019"/>
        </table:table-row>
        <table:table-row table:style-name="ro2">
          <table:table-cell office:value-type="string">
            <text:p>good afternoon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午安</text:p>
          </table:table-cell>
          <table:table-cell office:value-type="string">
            <text:p>wǔ ān</text:p>
          </table:table-cell>
          <table:table-cell table:number-columns-repeated="1019"/>
        </table:table-row>
        <table:table-row table:style-name="ro2">
          <table:table-cell office:value-type="string">
            <text:p>expensive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昂贵</text:p>
          </table:table-cell>
          <table:table-cell office:value-type="string">
            <text:p>ángguì</text:p>
          </table:table-cell>
          <table:table-cell table:number-columns-repeated="1019"/>
        </table:table-row>
        <table:table-row table:style-name="ro2">
          <table:table-cell office:value-type="string">
            <text:p>hello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您好</text:p>
          </table:table-cell>
          <table:table-cell office:value-type="string">
            <text:p>nín hǎo</text:p>
          </table:table-cell>
          <table:table-cell table:number-columns-repeated="1019"/>
        </table:table-row>
        <table:table-row table:style-name="ro2">
          <table:table-cell office:value-type="string">
            <text:p>excuse me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不好意思</text:p>
          </table:table-cell>
          <table:table-cell office:value-type="string">
            <text:p>bùhǎoyìsī</text:p>
          </table:table-cell>
          <table:table-cell table:number-columns-repeated="1019"/>
        </table:table-row>
        <table:table-row table:style-name="ro2">
          <table:table-cell office:value-type="string">
            <text:p>please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请</text:p>
          </table:table-cell>
          <table:table-cell office:value-type="string">
            <text:p>qǐng</text:p>
          </table:table-cell>
          <table:table-cell table:number-columns-repeated="1019"/>
        </table:table-row>
        <table:table-row table:style-name="ro2">
          <table:table-cell office:value-type="string">
            <text:p>I'm sorry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对不起</text:p>
          </table:table-cell>
          <table:table-cell office:value-type="string">
            <text:p>duìbùqǐ</text:p>
          </table:table-cell>
          <table:table-cell table:number-columns-repeated="1019"/>
        </table:table-row>
        <table:table-row table:style-name="ro2">
          <table:table-cell office:value-type="string">
            <text:p>size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大小</text:p>
          </table:table-cell>
          <table:table-cell office:value-type="string">
            <text:p>dàxiǎo</text:p>
          </table:table-cell>
          <table:table-cell table:number-columns-repeated="1019"/>
        </table:table-row>
        <table:table-row table:style-name="ro2">
          <table:table-cell office:value-type="string">
            <text:p>how much does it cost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要多少钱</text:p>
          </table:table-cell>
          <table:table-cell office:value-type="string">
            <text:p>yào duōshǎo qián</text:p>
          </table:table-cell>
          <table:table-cell table:number-columns-repeated="1019"/>
        </table:table-row>
        <table:table-row table:style-name="ro2">
          <table:table-cell office:value-type="string">
            <text:p>too large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太大了</text:p>
          </table:table-cell>
          <table:table-cell office:value-type="string">
            <text:p>tài dà liǎo</text:p>
          </table:table-cell>
          <table:table-cell table:number-columns-repeated="1019"/>
        </table:table-row>
        <table:table-row table:style-name="ro2">
          <table:table-cell office:value-type="string">
            <text:p>too small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太小了</text:p>
          </table:table-cell>
          <table:table-cell office:value-type="string">
            <text:p>tài xiǎo liǎo</text:p>
          </table:table-cell>
          <table:table-cell table:number-columns-repeated="1019"/>
        </table:table-row>
        <table:table-row table:style-name="ro2">
          <table:table-cell office:value-type="string">
            <text:p>thank you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谢谢</text:p>
          </table:table-cell>
          <table:table-cell office:value-type="string">
            <text:p>xièxiè</text:p>
          </table:table-cell>
          <table:table-cell table:number-columns-repeated="1019"/>
        </table:table-row>
        <table:table-row table:style-name="ro2">
          <table:table-cell office:value-type="string">
            <text:p>I do not understand</text:p>
          </table:table-cell>
          <table:table-cell office:value-type="string">
            <text:p>en</text:p>
          </table:table-cell>
          <table:table-cell office:value-type="string">
            <text:p>zh</text:p>
          </table:table-cell>
          <table:table-cell office:value-type="string">
            <text:p>我不明白</text:p>
          </table:table-cell>
          <table:table-cell office:value-type="string">
            <text:p>wǒ bù míngbái</text:p>
          </table:table-cell>
          <table:table-cell table:number-columns-repeated="1019"/>
        </table:table-row>
      </table:table>
      <table:database-ranges>
        <table:database-range table:target-range-address="Лист1.A1:Лист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2">22.09.2023</text:date>, <text:time>21:14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a Sokolets</meta:initial-creator>
    <meta:creation-date>2023-09-22T17:46:23</meta:creation-date>
    <dc:date>2023-09-22T21:14:28</dc:date>
    <dc:creator>Alexandra Sokolets</dc:creator>
    <meta:editing-duration>PT6M46S</meta:editing-duration>
    <meta:editing-cycles>1</meta:editing-cycles>
    <meta:document-statistic meta:table-count="3" meta:cell-count="982" meta:object-count="0"/>
    <meta:generator>OpenOffice/4.1.8$Unix OpenOffice.org_project/418m3$Build-9803</meta:generator>
    <meta:user-defined meta:name=""/>
  </office:meta>
</office:document-meta>
</file>